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41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160"/>
    <style:style style:family="table-row" style:name="row171"/>
    <style:style style:family="table-row" style:name="row182"/>
    <style:style style:family="table-row" style:name="row193"/>
    <style:style style:family="table-row" style:name="row204"/>
    <style:style style:family="table-row" style:name="row215"/>
    <style:style style:family="table-row" style:name="row215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  <style:style style:family="table-cell" style:parent-style-name="Default" style:name="cell {0}">
      <style:table-cell-properties fo:padding="0.097cm" fo:border="0.002cm solid #000000"/>
    </style:style>
    <style:style style:family="table-row" style:name="row24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Гелиопарк Фристайл   Цена: 1800руб.   Продолжительность: 2   Курорт: Красная поляна   Даты тура: c Апреля до Ноябр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Тюлип Инн Роза Хутор   Цена: 10520руб.   Продолжительность: 4   Курорт: Красная поляна   Даты тура: c Апреля до Ноября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Голден Тюлип Роза Хутор   Цена: 5770руб.   Продолжительность: 4   Курорт: Красная поляна   Даты тура: c Апреля до Ноября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Mercure Rosa Khutor Hotel   Цена: 1801руб.   Продолжительность: 2   Курорт: Красная поляна   Даты тура: c Апреля до Ноября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от Valset Apartments by HELIOPARK   Цена: 1450руб.   Продолжительность: 2   Курорт: Красная поляна   Даты тура: c Апреля до Ноября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Rosa Ski Inn   Цена: 1566руб.   Продолжительность: 2   Курорт: Красная поляна   Даты тура: c Октября до Октября</text:p>
          </table:table-cell>
        </table:table-row>
        <table:table-row table:style-name="row1414">
          <table:table-cell/>
          <table:table-cell/>
          <table:table-cell table:style-name="cell {0}" office:value-type="string">
            <text:p>Летняя прогулка в отеле Radisson Роза Хутор   Цена: 31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Майский тур в отеле Rixos   Цена: 17850руб.   Продолжительность: 4   Курорт: Красная поляна   Даты тура: c Апреля до Мая</text:p>
          </table:table-cell>
        </table:table-row>
        <table:table-row table:style-name="row16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БЕСПЛАТНЫЕ ночи в отелях Красной Поляны   Цена: 4800руб.   Продолжительность: 3   Курорт: Красная поляна   Даты тура: c Апреля до Декабря</text:p>
          </table:table-cell>
        </table:table-row>
        <table:table-row table:style-name="row17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Долина 960   Цена: 14940руб.   Продолжительность: 5   Курорт: Красная поляна   Даты тура: c Апреля до Августа</text:p>
          </table:table-cell>
        </table:table-row>
        <table:table-row table:style-name="row182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Полупансион в отеле Solis   Цена: 16600руб.   Продолжительность: 5   Курорт: Красная поляна   Даты тура: c Апреля до Августа</text:p>
          </table:table-cell>
        </table:table-row>
        <table:table-row table:style-name="row193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отеле Park Inn by Radisson Rosa Khutor   Цена: 14100руб.   Продолжительность: 7   Курорт: Красная поляна   Даты тура: c Апреля до Декабря</text:p>
          </table:table-cell>
        </table:table-row>
        <table:table-row table:style-name="row204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Горы развлечений в Radisson Hotel Rosa Khutor   Цена: 19500руб.   Продолжительность: 7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Солнце в горах в отеле  Park Inn Роза Хутор   Цена: 4750руб.   Продолжительность: 3   Курорт: Красная поляна   Даты тура: c Апреля до Декабря</text:p>
          </table:table-cell>
        </table:table-row>
        <table:table-row table:style-name="row215">
          <table:table-cell/>
          <table:table-cell/>
          <table:table-cell table:style-name="cell {0}" office:value-type="string">
            <text:p>Летняя прогулка в отеле Park Inn Роза Хутор   Цена: 255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Солнце в горах от отеля Radisson Роза Хутор   Цена: 6500руб.   Продолжительность: 3   Курорт: Красная поляна   Даты тура: c Апреля до Декабр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Park Inn Роза Хутор   Цена: 38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241">
          <table:table-cell/>
          <table:table-cell/>
          <table:table-cell table:style-name="cell {0}" office:value-type="string">
            <text:p>Романтика на двоих в Radisson Роза Хутор   Цена: 4750руб.   Продолжительность: 2   Курорт: Красная поляна   Даты тура: c Апреля до Сент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Radisson Роза Хутор   Цена: 3900руб.   Продолжительность: 2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 table:style-name="cell {0}" office:value-type="string">
            <text:p>На пике лета в Park Inn Роза Хутор   Цена: 3175руб.   Продолжительность: 2   Курорт: Красная поляна   Даты тура: c Апре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14T21:23:35</meta:creation-date>
    <dc:creator>Lars Behrmann</dc:creator>
    <dc:date>2015-05-14T21:23:35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